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text-outline="false" style:text-line-through-style="none" style:font-name="Arial" fo:font-size="12pt" fo:language="en" fo:country="US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/>
    </style:style>
    <style:style style:name="P2" style:family="paragraph" style:parent-style-name="Standard">
      <style:paragraph-properties fo:margin-top="0in" fo:margin-bottom="0.0835in"/>
    </style:style>
    <style:style style:name="P3" style:family="paragraph" style:parent-style-name="Standard">
      <style:paragraph-properties fo:margin-top="0.1665in" fo:margin-bottom="0.0835in"/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tyle="italic" fo:font-weight="bold" style:font-style-asian="italic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rotein Folding Dance</text:h>
      <text:p text:style-name="P2"><text:span text:style-name="T1">'theatre' version of a scientific model.</text:span></text:p>
      <text:p text:style-name="Standard">Explain the basic interactions between different kinds of amino acids (basic, acidic, polar, nonpolar and cysteine). Prepare a set of cards with amino acid names that students can attach to themselves. Students form a covalent chain using their hands. Then everybody tries to resolve the chemical forces of his amino acid: acidic search basic amino acids, polars try to get to the outside, nonpolars to the inside. As soon as there is a tangle, you stop and see what environment everybody wound up.</text:p>
      <text:p text:style-name="P3">This exercise was originally choreographed with professional dancers in January 2006 by Sasha Waltz &amp; Guests with Jan Saam as a dancing experiment. It was thereafter executed with students and lay people as well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emis </meta:initial-creator>
    <meta:creation-date>2014-10-27T19:43:19</meta:creation-date>
    <dc:date>2014-10-27T19:43:31</dc:date>
    <dc:creator>Academis </dc:creator>
    <meta:editing-duration>P0D</meta:editing-duration>
    <meta:editing-cycles>1</meta:editing-cycles>
    <meta:document-statistic meta:table-count="0" meta:image-count="0" meta:object-count="0" meta:page-count="1" meta:paragraph-count="4" meta:word-count="126" meta:character-count="771" meta:non-whitespace-character-count="649"/>
    <meta:generator>LibreOffice/3.5$Linux_X86_64 LibreOffice_project/350m1$Build-2</meta:generator>
  </office:meta>
</office:document-meta>
</file>